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F4000001F4CD3A0ABD0D0F61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text-properties fo:color="#ff0000" fo:font-weight="bold" style:font-weight-asian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1">
      <style:paragraph-properties fo:margin-left="1in" fo:margin-right="0in" fo:text-indent="-0.25in" style:auto-text-indent="false"/>
    </style:style>
    <style:style style:name="P15" style:family="paragraph" style:parent-style-name="Standard" style:list-style-name="WWNum14">
      <style:paragraph-properties fo:margin-left="1in" fo:margin-right="0in" fo:text-indent="-0.25in" style:auto-text-indent="false"/>
    </style:style>
    <style:style style:name="P16" style:family="paragraph" style:parent-style-name="Standard" style:list-style-name="WWNum10">
      <style:paragraph-properties fo:margin-left="1in" fo:margin-right="0in" fo:text-indent="-0.25in" style:auto-text-indent="false"/>
    </style:style>
    <style:style style:name="P17" style:family="paragraph" style:parent-style-name="Standard" style:list-style-name="WWNum9">
      <style:paragraph-properties fo:margin-left="1in" fo:margin-right="0in" fo:text-indent="-0.25in" style:auto-text-indent="false"/>
    </style:style>
    <style:style style:name="P18" style:family="paragraph" style:parent-style-name="Standard" style:list-style-name="WWNum7">
      <style:paragraph-properties fo:margin-left="1in" fo:margin-right="0in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text-indent="-0.25in" style:auto-text-indent="false"/>
    </style:style>
    <style:style style:name="P20" style:family="paragraph" style:parent-style-name="Standard" style:list-style-name="WWNum3">
      <style:paragraph-properties fo:margin-left="1in" fo:margin-right="0in" fo:text-indent="-0.25in" style:auto-text-indent="false"/>
    </style:style>
    <style:style style:name="P21" style:family="paragraph" style:parent-style-name="Standard" style:list-style-name="WWNum4">
      <style:paragraph-properties fo:margin-left="1in" fo:margin-right="0in" fo:text-indent="-0.25in" style:auto-text-indent="false"/>
    </style:style>
    <style:style style:name="P22" style:family="paragraph" style:parent-style-name="Standard" style:list-style-name="WWNum1">
      <style:paragraph-properties fo:margin-left="1in" fo:margin-right="0in" fo:text-indent="-0.25in" style:auto-text-indent="false"/>
    </style:style>
    <style:style style:name="P23" style:family="paragraph" style:parent-style-name="Standard" style:list-style-name="WWNum5">
      <style:paragraph-properties fo:margin-left="1in" fo:margin-right="0in" fo:text-indent="-0.25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 style:list-style-name="WWNum5">
      <style:paragraph-properties fo:margin-left="1.5in" fo:margin-right="0in" fo:text-indent="-0.25in" style:auto-text-indent="false"/>
    </style:style>
    <style:style style:name="P28" style:family="paragraph" style:parent-style-name="Standard">
      <style:paragraph-properties fo:margin-left="0in" fo:margin-right="0in" fo:text-align="end" style:justify-single-word="false" fo:text-indent="-0.7866in" style:auto-text-indent="false"/>
    </style:style>
    <style:style style:name="P29" style:family="paragraph" style:parent-style-name="Standard" style:master-page-name="Standard">
      <style:paragraph-properties style:page-number="1"/>
    </style:style>
    <style:style style:name="T1" style:family="text">
      <style:text-properties fo:color="#3c78d8" fo:font-weight="bold" style:font-weight-asian="bold"/>
    </style:style>
    <style:style style:name="T2" style:family="text">
      <style:text-properties fo:color="#3c78d8"/>
    </style:style>
    <style:style style:name="T3" style:family="text">
      <style:text-properties fo:color="#674ea7" fo:font-weight="bold" style:font-weight-asian="bold"/>
    </style:style>
    <style:style style:name="T4" style:family="text">
      <style:text-properties fo:color="#674ea7"/>
    </style:style>
    <style:style style:name="T5" style:family="text">
      <style:text-properties fo:color="#6aa84f"/>
    </style:style>
    <style:style style:name="T6" style:family="text">
      <style:text-properties fo:color="#e69138" fo:font-weight="bold" style:font-weight-asian="bold"/>
    </style:style>
    <style:style style:name="T7" style:family="text">
      <style:text-properties fo:color="#e69138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font-style="italic" style:font-size-asian="10pt" style:font-style-asian="italic" style:font-size-complex="10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fo:color="#ff0000" fo:font-weight="bold" style:font-weight-asian="bold"/>
    </style:style>
    <style:style style:name="T13" style:family="text">
      <style:text-properties fo:color="#ff00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er il progetto:</text:p>
      <text:p text:style-name="Standard">| | Studio di fattibilità</text:p>
      <text:p text:style-name="Standard"><text:tab/>- Contribuirà agli obiettivi generali</text:p>
      <text:p text:style-name="Standard"><text:tab/>- Può essere realizzato con le tecnologie disponibili</text:p>
      <text:p text:style-name="Standard"><text:tab/>- Può essere integrato con gli altri sistemi preesistenti?</text:p>
      <text:p text:style-name="Standard">| | Descrizione ed analisi dei requisiti (circa una pagina a testa)</text:p>
      <text:p text:style-name="Standard"><text:tab/>- Raccolta di informazioni (sul dominio applicativo, sulle funzionalità richieste al sistema, vincoli operativi)</text:p>
      <text:p text:style-name="Standard"><text:tab/>- Identificazione stakeholder (chi utilizza il sistema e chi ne viene influenzato)</text:p>
      <text:p text:style-name="Standard">| | Specifica dei requisiti -&gt; scritti in forma standard -&gt; *Primo diagramma UML*</text:p>
      <text:p text:style-name="Standard">| | Convalida dei requisiti -&gt; Test e soprattutto requisiti non funzionali</text:p>
      <text:p text:style-name="Standard"/>
      <text:p text:style-name="Standard">Casi d’uso:</text:p>
      <text:p text:style-name="Standard"/>
      <text:p text:style-name="Standard">Utenti divisi in Studenti, Professori, Ricercatori</text:p>
      <text:p text:style-name="Standard">Registrazione degli utenti</text:p>
      <text:p text:style-name="Standard">Login e autenticazione degli utenti</text:p>
      <text:p text:style-name="Standard">Gestisci utenti (da un admin)</text:p>
      <text:p text:style-name="Standard"><text:span text:style-name="T1">Prenotazione risorse</text:span></text:p>
      <text:p text:style-name="Standard"><text:span text:style-name="T3">Affitto risorse</text:span></text:p>
      <text:p text:style-name="Standard"><text:span text:style-name="T2">Gestione risorse -&gt; (cambio data/ora, rinnovo)</text:span></text:p>
      <text:p text:style-name="Standard"><text:soft-page-break/><text:span text:style-name="T5">Chat tra utenti e chat vocale</text:span></text:p>
      <text:p text:style-name="Standard">Notifiche (scadenze, colloqui) polivalente -&gt; prenotazione</text:p>
      <text:p text:style-name="Standard"><text:span text:style-name="T6">Aggiunta risorse (da parte di un professore) </text:span><text:span text:style-name="T8">nome, disponibilità, tipo di servizio, eventuale prezzo,a chi è reso disponibile.</text:span></text:p>
      <text:p text:style-name="Standard"><text:span text:style-name="T6">Condivisione file -&gt; caso d’uso a se</text:span></text:p>
      <text:p text:style-name="Standard">Calendario</text:p>
      <text:p text:style-name="Standard">Interfaccia grafica </text:p>
      <text:p text:style-name="Standard"><text:span text:style-name="T4">"Pagamenti" -&gt; gestore pagamento classe stupida</text:span></text:p>
      <text:p text:style-name="Standard"><text:span text:style-name="T4">Storico e download storico</text:span></text:p>
      <text:p text:style-name="Standard"/>
      <text:p text:style-name="Standard">Cose da chiedere: Quando dobbiamo specificare cosa per noi è una risorsa prenotabile e cosa affittabile?</text:p>
      <text:p text:style-name="Standard">Come gestiamo il pagamento?</text:p>
      <text:p text:style-name="P4"><text:span text:style-name="T12">Caso d’uso R1: Prenotazione Risorse</text:span></text:p>
      <text:p text:style-name="Standard"><text:span text:style-name="T8">Sistema: UniBook </text:span></text:p>
      <text:p text:style-name="Standard"><text:span text:style-name="T8">Livello: Obiettivo Utente.</text:span></text:p>
      <text:p text:style-name="Standard"><text:span text:style-name="T8">Attore primario: Utente (Professori, Studenti, Ricercatori).</text:span></text:p>
      <text:p text:style-name="Standard"><text:span text:style-name="T9">Stakeholders e interessati</text:span><text:span text:style-name="T8">:</text:span></text:p>
      <text:list xml:id="list32001102" text:style-name="WWNum8">
        <text:list-item>
          <text:p text:style-name="P5"><text:span text:style-name="T8">Utente (generale): Richiede la possibilità di prenotare postazioni e servizi offerti dall’Università di Pavia da un’unica piattaforma.</text:span></text:p>
        </text:list-item>
        <text:list-item>
          <text:p text:style-name="P5"><text:span text:style-name="T8">Studenti: Richiedono la possibilità, oltre a ciò che è citato, di richiedere dei colloqui individuali con i Professori.</text:span></text:p>
        </text:list-item>
        <text:list-item>
          <text:p text:style-name="P5"><text:span text:style-name="T8">Professori: Richiedono la possibilità di prenotare un intero laboratorio </text:span><text:span text:style-name="T10">nel caso in cui sono presenti altre prenotazioni create da parte di studenti, il professore ha la priorità e a coloro che hanno prenotato in precedenza sarà inviata una notifica.</text:span></text:p>
        </text:list-item>
        <text:list-item>
          <text:p text:style-name="P5"><text:span text:style-name="T8">Tecnici di laboratorio: Devono essere notificati ??</text:span></text:p>
        </text:list-item>
        <text:list-item>
          <text:p text:style-name="P5"><text:span text:style-name="T8">Amministratore: Richiede la possibilità di modificare o cancellare le singole prenotazioni.</text:span></text:p>
        </text:list-item>
      </text:list>
      <text:p text:style-name="P1"/>
      <text:p text:style-name="Standard"><text:span text:style-name="T9">Pre-condizioni</text:span><text:span text:style-name="T8">: Gli utenti devono essere identificati e autenticati</text:span></text:p>
      <text:p text:style-name="P1"/>
      <text:p text:style-name="Standard"><text:span text:style-name="T9">Post-condizioni</text:span><text:span text:style-name="T8">: Le prenotazioni devono essere salvate e devono essere modificate le disponibilità.</text:span></text:p>
      <text:p text:style-name="P1"/>
      <text:p text:style-name="Standard"><text:span text:style-name="T9">Basic Flow</text:span><text:span text:style-name="T8">:</text:span></text:p>
      <text:list xml:id="list922677208" text:style-name="WWNum13">
        <text:list-item>
          <text:p text:style-name="P6"><text:span text:style-name="T8">L’utente seleziona il servizio/postazione che vuole prenotare.</text:span></text:p>
        </text:list-item>
        <text:list-item>
          <text:p text:style-name="P6"><text:span text:style-name="T8">L’utente specifica orario e data della prenotazione.</text:span></text:p>
        </text:list-item>
        <text:list-item>
          <text:p text:style-name="P6"><text:span text:style-name="T8">Il sistema controlla la disponibilità di tale risorsa.</text:span></text:p>
        </text:list-item>
        <text:list-item>
          <text:p text:style-name="P6"><text:span text:style-name="T8">Il sistema conferma la prenotazione aggiungendola al calendario dell’utente.</text:span></text:p>
        </text:list-item>
        <text:list-item>
          <text:p text:style-name="P6"><text:span text:style-name="T8">Il sistema notifica l’utente a ridosso dell’orario della prenotazione.</text:span></text:p>
        </text:list-item>
      </text:list>
      <text:p text:style-name="P1"><text:soft-page-break/></text:p>
      <text:p text:style-name="Standard"><text:span text:style-name="T9">Alternative flow</text:span><text:span text:style-name="T8">:</text:span></text:p>
      <text:list xml:id="list1322386445" text:style-name="WWNum11">
        <text:list-item>
          <text:p text:style-name="P7"><text:span text:style-name="T8">La risorsa non è disponibile nella data/ora desiderata:</text:span></text:p>
          <text:list>
            <text:list-item>
              <text:p text:style-name="P14"><text:span text:style-name="T8">Il sistema riferisce che la risorsa prenotata non è disponibile.</text:span></text:p>
            </text:list-item>
            <text:list-item>
              <text:p text:style-name="P14"><text:span text:style-name="T8">L’utente ritenta la prenotazione. (Basic Flow)</text:span></text:p>
            </text:list-item>
          </text:list>
        </text:list-item>
        <text:list-item>
          <text:p text:style-name="P7"><text:span text:style-name="T8">Dopo la prenotazione, un professore prenota l’intera aula, e se questa è per più della metà libera:</text:span></text:p>
          <text:list>
            <text:list-item>
              <text:p text:style-name="P14"><text:span text:style-name="T8">Il sistema notifica coloro che sono prenotati in tale aula che la loro prenotazione è stata cancellata.</text:span></text:p>
            </text:list-item>
            <text:list-item>
              <text:p text:style-name="P14"><text:span text:style-name="T8">Il sistema rimuove dal calendario dell’utente la prenotazione</text:span></text:p>
            </text:list-item>
          </text:list>
        </text:list-item>
        <text:list-item>
          <text:p text:style-name="P7"><text:span text:style-name="T8">Il sistema riscontra un errore di connessione:</text:span></text:p>
          <text:list>
            <text:list-item>
              <text:p text:style-name="P14"><text:span text:style-name="T8">Il sistema notifica l’utente dell’errore.</text:span></text:p>
            </text:list-item>
            <text:list-item>
              <text:p text:style-name="P14"><text:span text:style-name="T8">L’utente deve riprovare ad effettuare la prenotazione.</text:span></text:p>
            </text:list-item>
          </text:list>
        </text:list-item>
        <text:list-item>
          <text:p text:style-name="P7"><text:span text:style-name="T8">L’utente rimuove una prenotazione:</text:span></text:p>
          <text:list>
            <text:list-item>
              <text:p text:style-name="P14"><text:span text:style-name="T8">Il sistema rimuove dal calendario dell’utente la prenotazione.</text:span></text:p>
            </text:list-item>
            <text:list-item>
              <text:p text:style-name="P14"><text:span text:style-name="T8">Il sistema rende nuovamente disponibile la risorsa.</text:span></text:p>
            </text:list-item>
          </text:list>
        </text:list-item>
        <text:list-item>
          <text:p text:style-name="P7"><text:span text:style-name="T8">L’amministratore rimuove una prenotazione:</text:span></text:p>
          <text:list>
            <text:list-item>
              <text:p text:style-name="P14"><text:span text:style-name="T8">Il sistema avvisa gli utenti coinvolti in tale prenotazione con una notifica.</text:span></text:p>
            </text:list-item>
            <text:list-item>
              <text:p text:style-name="P14"><text:span text:style-name="T8">Il sistema rimuove dal calendario dell’utente la prenotazione.</text:span></text:p>
            </text:list-item>
            <text:list-item>
              <text:p text:style-name="P14"><text:span text:style-name="T8">Il sistema rende nuovamente disponibile la risorsa.</text:span></text:p>
            </text:list-item>
          </text:list>
        </text:list-item>
      </text:list>
      <text:p text:style-name="P1"/>
      <text:p text:style-name="Standard"><text:span text:style-name="T9">Frequenza di utilizzo</text:span><text:span text:style-name="T8">: Potrebbe essere continua.</text:span></text:p>
      <text:p text:style-name="P1"/>
      <text:p text:style-name="P3"><text:soft-page-break/></text:p>
      <text:p text:style-name="P4"><text:span text:style-name="T12">Caso d’uso R2: Affitto Risorse</text:span></text:p>
      <text:p text:style-name="Standard"><text:span text:style-name="T8">Sistema: UniBook</text:span></text:p>
      <text:p text:style-name="Standard"><text:span text:style-name="T8">Livello: Obiettivo Utente.</text:span></text:p>
      <text:p text:style-name="Standard"><text:span text:style-name="T8">Attore Primario: Utente (Professori, Studenti, Ricercatori).</text:span></text:p>
      <text:p text:style-name="Standard"><text:span text:style-name="T8">Stakeholders e interessati:</text:span></text:p>
      <text:list xml:id="list1249284716" text:style-name="WWNum12">
        <text:list-item>
          <text:p text:style-name="P8"><text:span text:style-name="T8">Utente (generale): Richiede la possibilità di affittare risorse messe a disposizione dall’Università di Pavia da un’unica piattaforma.</text:span></text:p>
        </text:list-item>
        <text:list-item>
          <text:p text:style-name="P8"><text:span text:style-name="T8">Professori e Ricercatori: Richiede la possibilità di affittare risorse, gratuitamente o con una tariffa agevolata a seconda della risorsa.</text:span></text:p>
        </text:list-item>
        <text:list-item>
          <text:p text:style-name="P8"><text:span text:style-name="T8">Amministratore: Richiede la possibilità di modificare o cancellare l’allocazione delle risorse.</text:span></text:p>
        </text:list-item>
        <text:list-item>
          <text:p text:style-name="P8"><text:span text:style-name="T10">Tecnici: abilitazione e attivazione della risorsa richiesta</text:span></text:p>
        </text:list-item>
        <text:list-item>
          <text:p text:style-name="P8"><text:span text:style-name="T8">Servizio di autorizzazione del pagamento: Vuole che la richiesta del pagamento venga effettuata nel modo corretto. </text:span></text:p>
        </text:list-item>
      </text:list>
      <text:p text:style-name="P1"/>
      <text:p text:style-name="Standard"><text:span text:style-name="T9">Pre-condizioni</text:span><text:span text:style-name="T8">: Gli utenti devono essere identificati e autenticati.</text:span></text:p>
      <text:p text:style-name="P1"/>
      <text:p text:style-name="Standard"><text:span text:style-name="T9">Post-condizioni</text:span><text:span text:style-name="T8">: Il pagamento viene registrato e reso visibile nello storico dei pagamenti dell’utente, aliquota IVA correttamente calcolata, devono essere modificate le disponibilità delle risorse, per il periodo richiesto.</text:span></text:p>
      <text:p text:style-name="P1"/>
      <text:p text:style-name="Standard"><text:span text:style-name="T9">Basic Flow</text:span><text:span text:style-name="T8">:</text:span></text:p>
      <text:list xml:id="list80505213" text:style-name="WWNum14">
        <text:list-item>
          <text:p text:style-name="P9"><text:span text:style-name="T8">L’utente seleziona la risorsa che vuole affittare.</text:span></text:p>
        </text:list-item>
        <text:list-item>
          <text:p text:style-name="P9"><text:span text:style-name="T8">L’utente specifica l’inizio e la durata di tale periodo.</text:span></text:p>
        </text:list-item>
        <text:list-item>
          <text:p text:style-name="P9"><text:span text:style-name="T8">Il sistema controlla la disponibilità di tale risorsa.</text:span></text:p>
        </text:list-item>
        <text:list-item>
          <text:p text:style-name="P9"><text:span text:style-name="T8">Il sistema calcola il prezzo di questa risorsa, e lo mostra all’utente.</text:span></text:p>
        </text:list-item>
        <text:list-item>
          <text:p text:style-name="P9"><text:span text:style-name="T8">L’utente procede al pagamento e il sistema lo gestisce.</text:span></text:p>
        </text:list-item>
        <text:list-item>
          <text:p text:style-name="P9"><text:soft-page-break/><text:span text:style-name="T8">Il sistema conferma il pagamento.</text:span></text:p>
        </text:list-item>
        <text:list-item>
          <text:p text:style-name="P9"><text:span text:style-name="T8">Il sistema restituisce all’utente una ricevuta.</text:span></text:p>
        </text:list-item>
        <text:list-item>
          <text:p text:style-name="P9"><text:span text:style-name="T8">Il sistema aggiunge allo storico l’acquisto appena effettuato.</text:span></text:p>
        </text:list-item>
        <text:list-item>
          <text:p text:style-name="P9"><text:span text:style-name="T8">Il sistema aggiunge al calendario dell’utente il giorno in cui scade il periodo di acquisto di tale risorsa.</text:span></text:p>
        </text:list-item>
        <text:list-item>
          <text:p text:style-name="P9"><text:span text:style-name="T8">Il sistema notifica l’utente dell’imminente scadenza del periodo di acquisto di tale risorsa.</text:span></text:p>
        </text:list-item>
        <text:list-item>
          <text:p text:style-name="P9"><text:span text:style-name="T8">L’utente sceglie se rinnovare l’acquisto della risorsa</text:span></text:p>
          <text:list>
            <text:list-item>
              <text:p text:style-name="P15"><text:span text:style-name="T8">Se viene effettuato il rinnovo, si ripete dal punto 2.</text:span></text:p>
            </text:list-item>
          </text:list>
        </text:list-item>
      </text:list>
      <text:p text:style-name="P2"/>
      <text:p text:style-name="Standard"><text:span text:style-name="T9">Alternative Flow</text:span><text:span text:style-name="T8">:</text:span></text:p>
      <text:list xml:id="list4021261385" text:style-name="WWNum10">
        <text:list-item>
          <text:p text:style-name="P10"><text:span text:style-name="T8">La risorsa non è disponibile nel periodo desiderato:</text:span></text:p>
          <text:list>
            <text:list-item>
              <text:p text:style-name="P16"><text:span text:style-name="T8">Il sistema riferisce che la risorsa non è disponibile.</text:span></text:p>
            </text:list-item>
            <text:list-item>
              <text:p text:style-name="P16"><text:span text:style-name="T8">L’utente ritenta l’acquisto. (Basic Flow)</text:span></text:p>
            </text:list-item>
          </text:list>
        </text:list-item>
        <text:list-item>
          <text:p text:style-name="P10"><text:span text:style-name="T8">Il sistema riscontra un errore di connessione:</text:span></text:p>
          <text:list>
            <text:list-item>
              <text:p text:style-name="P16"><text:span text:style-name="T8">Il sistema notifica l’utente dell’errore.</text:span></text:p>
            </text:list-item>
            <text:list-item>
              <text:p text:style-name="P16"><text:span text:style-name="T8">L’utente deve riprovare ad effettuare l’acquisto.</text:span></text:p>
            </text:list-item>
          </text:list>
        </text:list-item>
        <text:list-item>
          <text:p text:style-name="P10"><text:span text:style-name="T8">L’utente termina in anticipo il periodo d’affitto della risorsa: </text:span></text:p>
          <text:list>
            <text:list-item>
              <text:p text:style-name="P16"><text:span text:style-name="T8">Il sistema libera la risorsa.</text:span></text:p>
            </text:list-item>
            <text:list-item>
              <text:p text:style-name="P16"><text:span text:style-name="T8">Il sistema rimuove dal calendario dell’utente la scadenza.</text:span></text:p>
            </text:list-item>
          </text:list>
        </text:list-item>
        <text:list-item>
          <text:p text:style-name="P10"><text:span text:style-name="T8">L’amministratore termina in anticipo il periodo d’affitto della risorsa:</text:span></text:p>
          <text:list>
            <text:list-item>
              <text:p text:style-name="P16"><text:span text:style-name="T8">Il sistema libera la risorsa.</text:span></text:p>
            </text:list-item>
            <text:list-item>
              <text:p text:style-name="P16"><text:span text:style-name="T8">Il sistema rimuove dal calendario dell’utente la scadenza.</text:span></text:p>
            </text:list-item>
          </text:list>
        </text:list-item>
        <text:list-item>
          <text:p text:style-name="P10"><text:soft-page-break/><text:span text:style-name="T8">Il pagamento non va a buon fine:</text:span></text:p>
          <text:list>
            <text:list-item>
              <text:p text:style-name="P16"><text:span text:style-name="T8">Il sistema notifica l’utente che il pagamento non è andato a buon fine.</text:span></text:p>
            </text:list-item>
            <text:list-item>
              <text:p text:style-name="P16"><text:span text:style-name="T8">L’utente ritenta il pagamento.</text:span></text:p>
            </text:list-item>
          </text:list>
        </text:list-item>
      </text:list>
      <text:p text:style-name="Standard"><text:span text:style-name="T9">Frequenza di utilizzo</text:span><text:span text:style-name="T8">: Potrebbe essere continua.</text:span></text:p>
      <text:p text:style-name="P1"/>
      <text:p text:style-name="P1"/>
      <text:p text:style-name="Standard"><text:span text:style-name="T12">Caso d’uso R3: Aggiunta disponibilità Risorse</text:span></text:p>
      <text:p text:style-name="Standard"><text:span text:style-name="T8">Sistema: UniBook</text:span></text:p>
      <text:p text:style-name="Standard"><text:span text:style-name="T8">Livello: Obiettivo Utente.</text:span></text:p>
      <text:p text:style-name="Standard"><text:span text:style-name="T8">Attore Primario: Professori, Ricercatori</text:span></text:p>
      <text:p text:style-name="Standard"><text:span text:style-name="T8">Stakeholders e interessati:</text:span></text:p>
      <text:list xml:id="list75550063014922" text:continue-list="list1249284716" text:style-name="WWNum12">
        <text:list-item>
          <text:p text:style-name="P8"><text:span text:style-name="T8">Professori e Ricercatori: Richiedono la possibilità di aggiungere una risorsa prenotabile/affittabile, specificando coloro che possono usufruirne.</text:span></text:p>
        </text:list-item>
        <text:list-item>
          <text:p text:style-name="P8"><text:span text:style-name="T8">Studenti: Richiedono la possibilità di visualizzare la risorsa aggiunta.</text:span></text:p>
        </text:list-item>
        <text:list-item>
          <text:p text:style-name="P8"><text:span text:style-name="T8">Amministratore: Richiede la possibilità di rimuovere la risorsa aggiunta.</text:span></text:p>
        </text:list-item>
      </text:list>
      <text:p text:style-name="P1"/>
      <text:p text:style-name="Standard"><text:span text:style-name="T9">Pre-condizioni</text:span><text:span text:style-name="T8">: I professori e ricercatori devono essere identificati e autenticati.</text:span></text:p>
      <text:p text:style-name="P1"/>
      <text:p text:style-name="Standard"><text:span text:style-name="T9">Post-condizioni</text:span><text:span text:style-name="T8">: La risorsa aggiunta da un professore/ricercatore viene aggiunta al sistema.</text:span></text:p>
      <text:p text:style-name="P1"/>
      <text:p text:style-name="Standard"><text:span text:style-name="T9">Basic Flow</text:span><text:span text:style-name="T8">:</text:span></text:p>
      <text:list xml:id="list2212712698" text:style-name="WWNum6">
        <text:list-item>
          <text:p text:style-name="P11"><text:span text:style-name="T8">Il professore/ricercatore seleziona “aggiungi risorsa”.</text:span></text:p>
        </text:list-item>
        <text:list-item>
          <text:p text:style-name="P11"><text:soft-page-break/><text:span text:style-name="T8">Il professore/ricercatore specifica i dettagli della risorsa.</text:span></text:p>
        </text:list-item>
        <text:list-item>
          <text:p text:style-name="P11"><text:span text:style-name="T8">Il sistema aggiunge la risorsa tra le risorse disponibili.</text:span></text:p>
        </text:list-item>
        <text:list-item>
          <text:p text:style-name="P11"><text:span text:style-name="T8">Il sistema rende visibile la risorsa agli utenti interessati.</text:span></text:p>
        </text:list-item>
      </text:list>
      <text:p text:style-name="P2"/>
      <text:p text:style-name="Standard"><text:span text:style-name="T9">Alternative Flow</text:span><text:span text:style-name="T8">:</text:span></text:p>
      <text:list xml:id="list2832547074" text:style-name="WWNum9">
        <text:list-item>
          <text:p text:style-name="P12"><text:span text:style-name="T8">Il sistema riscontra un errore di connessione:</text:span></text:p>
          <text:list>
            <text:list-item>
              <text:p text:style-name="P17"><text:span text:style-name="T8">Il sistema notifica il professore/ricercatore dell’errore.</text:span></text:p>
            </text:list-item>
            <text:list-item>
              <text:p text:style-name="P17"><text:span text:style-name="T8">Il professore/ricercatore deve riprovare ad effettuare l’operazione.</text:span></text:p>
            </text:list-item>
          </text:list>
        </text:list-item>
        <text:list-item>
          <text:p text:style-name="P12"><text:span text:style-name="T8">Il professore/ricercatore cerca di inserire una risorsa che ha già inserito:</text:span></text:p>
        </text:list-item>
      </text:list>
      <text:list xml:id="list1890437292" text:style-name="WWNum7">
        <text:list-item>
          <text:p text:style-name="P18"><text:span text:style-name="T8">Il sistema notifica il professore/ricercatore dell’inserimento di una risorsa duplicata.</text:span></text:p>
        </text:list-item>
      </text:list>
      <text:p text:style-name="P1"/>
      <text:p text:style-name="Standard"><text:span text:style-name="T12">Caso d’uso U1: Chat</text:span></text:p>
      <text:p text:style-name="P1"/>
      <text:p text:style-name="Standard"><text:span text:style-name="T8">Sistema: UniBook</text:span></text:p>
      <text:p text:style-name="Standard"><text:span text:style-name="T8">Livello: Obiettivo Utente.</text:span></text:p>
      <text:p text:style-name="Standard"><text:span text:style-name="T8">Attore Primario: Utente (Professori, Studenti, Ricercatori).</text:span></text:p>
      <text:p text:style-name="Standard"><text:span text:style-name="T8">Stakeholders e interessati:</text:span></text:p>
      <text:list xml:id="list75549463446239" text:continue-list="list75550063014922" text:style-name="WWNum12">
        <text:list-item>
          <text:p text:style-name="P8"><text:span text:style-name="T8">Utente (generale): Richiede la possibilità di comunicare con gli altri utenti attraverso un servizio di messaggistica interno all’applicazione.</text:span></text:p>
        </text:list-item>
      </text:list>
      <text:p text:style-name="P2"/>
      <text:p text:style-name="Standard"><text:span text:style-name="T9">Pre-condizioni</text:span><text:span text:style-name="T8">: Gli utenti devono essere identificati e autenticati.</text:span></text:p>
      <text:p text:style-name="P1"/>
      <text:p text:style-name="Standard"><text:soft-page-break/><text:span text:style-name="T9">Post-condizioni</text:span><text:span text:style-name="T8">: Una volta inviato il messaggio il destinatario riceverà una notifica che lo avvisa della ricezione.</text:span></text:p>
      <text:p text:style-name="P1"/>
      <text:p text:style-name="Standard"><text:span text:style-name="T9">Basic Flow</text:span><text:span text:style-name="T8">:</text:span></text:p>
      <text:list xml:id="list3760929087" text:style-name="WWNum2">
        <text:list-item>
          <text:p text:style-name="P19"><text:span text:style-name="T8">L’utente seleziona l’icona della chat.</text:span></text:p>
        </text:list-item>
        <text:list-item>
          <text:p text:style-name="P19"><text:span text:style-name="T8">L’utente specifica il destinatario del messaggio.</text:span></text:p>
        </text:list-item>
        <text:list-item>
          <text:p text:style-name="P19"><text:span text:style-name="T8">L’utente scrive e invia il messaggio</text:span></text:p>
        </text:list-item>
        <text:list-item>
          <text:p text:style-name="P19"><text:span text:style-name="T8">Il sistema crea una conversazione che rimane visibile da entrambi gli utenti coinvolti.</text:span></text:p>
        </text:list-item>
        <text:list-item>
          <text:p text:style-name="P19"><text:span text:style-name="T8">Al destinatario viene notificato l’arrivo del messaggio,</text:span></text:p>
        </text:list-item>
        <text:list-item>
          <text:p text:style-name="P19"><text:span text:style-name="T8">Il destinatario per rispondere accede alla conversazione e risponde</text:span></text:p>
        </text:list-item>
        <text:list-item>
          <text:p text:style-name="P19"><text:span text:style-name="T8">Si ripetono i punti 2 - 6.</text:span></text:p>
        </text:list-item>
      </text:list>
      <text:p text:style-name="P2"/>
      <text:p text:style-name="Standard"><text:span text:style-name="T9">Alternative Flow</text:span><text:span text:style-name="T8">:</text:span></text:p>
      <text:list xml:id="list2113743812" text:style-name="WWNum3">
        <text:list-item>
          <text:p text:style-name="P13"><text:span text:style-name="T8">Il sistema riscontra un errore di connessione</text:span></text:p>
          <text:list>
            <text:list-item>
              <text:p text:style-name="P20"><text:span text:style-name="T8">Il sistema notifica l’utente dell’errore</text:span></text:p>
            </text:list-item>
            <text:list-item>
              <text:p text:style-name="P20"><text:span text:style-name="T8">L’utente può effettuare nuovamente l’operazione.</text:span></text:p>
            </text:list-item>
          </text:list>
        </text:list-item>
        <text:list-item>
          <text:p text:style-name="P13"><text:span text:style-name="T8">Il sistema non trova l’utente indicato come destinatario del messaggio</text:span></text:p>
          <text:list>
            <text:list-item>
              <text:p text:style-name="P20"><text:span text:style-name="T8">Il sistema notifica l’utente dell’errore e chiede di reinserire il destinatario</text:span></text:p>
            </text:list-item>
          </text:list>
        </text:list-item>
      </text:list>
      <text:p text:style-name="P1"/>
      <text:p text:style-name="P1"/>
      <text:p text:style-name="Standard"><text:span text:style-name="T12">Caso d’uso C1: Condivisione file</text:span></text:p>
      <text:p text:style-name="P1"/>
      <text:p text:style-name="Standard"><text:soft-page-break/><text:span text:style-name="T8">Sistema: UniBook</text:span></text:p>
      <text:p text:style-name="Standard"><text:span text:style-name="T8">Livello: Obiettivo Utente.</text:span></text:p>
      <text:p text:style-name="Standard"><text:span text:style-name="T8">Attore Primario: Utente (Professori, Studenti, Ricercatori).</text:span></text:p>
      <text:p text:style-name="Standard"><text:span text:style-name="T8">Stakeholders e interessati:</text:span></text:p>
      <text:list xml:id="list75550252617127" text:continue-list="list75549463446239" text:style-name="WWNum12">
        <text:list-item>
          <text:p text:style-name="P8"><text:span text:style-name="T8">Utente (generale): Richiede la possibilità di condividere file permettendo il download solo ad alcuni utenti.</text:span></text:p>
        </text:list-item>
      </text:list>
      <text:p text:style-name="P25"/>
      <text:p text:style-name="Standard"><text:span text:style-name="T9">Pre-condizioni</text:span><text:span text:style-name="T8">: Gli utenti devono essere identificati e autenticati.</text:span></text:p>
      <text:p text:style-name="P1"/>
      <text:p text:style-name="Standard"><text:span text:style-name="T9">Post-condizioni</text:span><text:span text:style-name="T8">: Il file verrà caricato nel portale/scaricato e salvato in locale.</text:span></text:p>
      <text:p text:style-name="P25"/>
      <text:p text:style-name="Standard"><text:span text:style-name="T9">Basic Flow caricamento</text:span><text:span text:style-name="T8">:</text:span></text:p>
      <text:list xml:id="list3207840269" text:style-name="WWNum4">
        <text:list-item>
          <text:p text:style-name="P21"><text:span text:style-name="T8">L’utente seleziona l’icona aggiungi file</text:span></text:p>
        </text:list-item>
        <text:list-item>
          <text:p text:style-name="P21"><text:span text:style-name="T8">Il sistema apre una finestra che permette il caricamento del file</text:span></text:p>
        </text:list-item>
        <text:list-item>
          <text:p text:style-name="P21"><text:span text:style-name="T8">L’utente seleziona il file da caricare</text:span></text:p>
        </text:list-item>
        <text:list-item>
          <text:p text:style-name="P21"><text:span text:style-name="T8">L’utente specifica chi può scaricare il file</text:span></text:p>
        </text:list-item>
        <text:list-item>
          <text:p text:style-name="P21"><text:span text:style-name="T8">Il file viene caricato nel sistema</text:span></text:p>
        </text:list-item>
      </text:list>
      <text:p text:style-name="P25"/>
      <text:p text:style-name="Standard"><text:span text:style-name="T9">Basic Flow download</text:span><text:span text:style-name="T8">:</text:span></text:p>
      <text:list xml:id="list2877428976" text:style-name="WWNum1">
        <text:list-item>
          <text:p text:style-name="P22"><text:span text:style-name="T8">L’utente seleziona il file da scaricare.</text:span></text:p>
        </text:list-item>
        <text:list-item>
          <text:p text:style-name="P22"><text:span text:style-name="T8">Il sistema controlla se l’utente ha i permessi per scaricare il file.</text:span></text:p>
        </text:list-item>
        <text:list-item>
          <text:p text:style-name="P22"><text:span text:style-name="T8">Il sistema inizia il download del file.</text:span></text:p>
        </text:list-item>
      </text:list>
      <text:p text:style-name="P26"><text:soft-page-break/></text:p>
      <text:p text:style-name="P24"><text:span text:style-name="T9">Alternative Flow </text:span></text:p>
      <text:list xml:id="list1269572597" text:style-name="WWNum5">
        <text:list-item>
          <text:p text:style-name="P23"><text:span text:style-name="T8">Il sistema riscontra un errore di connessione.</text:span></text:p>
          <text:list>
            <text:list-item>
              <text:p text:style-name="P27"><text:span text:style-name="T8">Il sistema notifica l’utente dell’errore.</text:span></text:p>
            </text:list-item>
            <text:list-item>
              <text:p text:style-name="P27"><text:span text:style-name="T8">L’utente può effettuare nuovamente l’operazione.</text:span></text:p>
            </text:list-item>
          </text:list>
        </text:list-item>
        <text:list-item>
          <text:p text:style-name="P23"><text:span text:style-name="T8">Il sistema non trova il file indicato dall’utente.</text:span></text:p>
          <text:list>
            <text:list-item>
              <text:p text:style-name="P27"><text:span text:style-name="T8">Il sistema notifica l’utente dell’errore.</text:span></text:p>
            </text:list-item>
            <text:list-item>
              <text:p text:style-name="P27"><text:span text:style-name="T8">L’utente può effettuare nuovamente l’operazione.</text:span></text:p>
            </text:list-item>
          </text:list>
        </text:list-item>
        <text:list-item>
          <text:p text:style-name="P23"><text:span text:style-name="T8">//Il file è troppo pesante.</text:span></text:p>
        </text:list-item>
        <text:list-item>
          <text:p text:style-name="P23"><text:span text:style-name="T8">L’utente non ha i permessi per scaricare il file.</text:span></text:p>
          <text:list>
            <text:list-item>
              <text:p text:style-name="P27"><text:span text:style-name="T8">Viene notificato che l’utente non ha i permessi.</text:span></text:p>
            </text:list-item>
          </text:list>
        </text:list-item>
      </text:list>
      <text:p text:style-name="P1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0pt" style:text-underline-style="none" fo:font-weight="normal" style:font-name-asian="Arial1" style:font-family-asian="Arial" style:font-family-generic-asian="system" style:font-pitch-asian="variable" style:font-weight-asian="normal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fo:font-size="10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fo:font-size="10pt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fo:font-size="10pt"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fo:font-size="10pt"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fo:font-size="10pt"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end" style:justify-single-word="false" fo:text-indent="-0.7866in" style:auto-text-indent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0.6819in" svg:height="0.6819in" draw:z-index="11"><draw:image xlink:href="Pictures/10000201000001F4000001F4CD3A0ABD0D0F613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2" meta:paragraph-count="178" meta:word-count="1448" meta:character-count="9972" meta:non-whitespace-character-count="8792"/>
    <meta:generator>LibreOfficeDev/6.0.5.2$Linux_X86_64 LibreOffice_project/</meta:generator>
  </office:meta>
</office:document-meta>
</file>